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7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suc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éréa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scot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e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ocola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i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naig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yonnai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utard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rin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ommes de ter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ât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u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till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ou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ur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œu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omag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mb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llett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ucis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eack haché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la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a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t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è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pom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bana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oran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clémenti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pêch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poi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rais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pamplemous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kiw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frai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tom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carot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mel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endiv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salad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courget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oig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concomb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poirea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choux-fleur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4">
          <table:table-cell table:style-name="Default"/>
          <table:table-cell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0:39:07.816234213</meta:creation-date>
    <dc:date>2018-03-07T10:48:15.439616978</dc:date>
    <meta:editing-duration>PT9M11S</meta:editing-duration>
    <meta:editing-cycles>1</meta:editing-cycles>
    <meta:document-statistic meta:table-count="1" meta:cell-count="100" meta:object-count="0"/>
    <meta:generator>LibreOffice/5.2.7.2$Linux_X86_64 LibreOffice_project/20m0$Build-2</meta:generator>
  </office:meta>
</office:document-meta>
</file>